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Questions to ask Elanco</text:p>
      <text:p text:style-name="Normal"/>
      <text:h text:style-name="Heading2" text:outline-level="2">Clarification for “We believe this can be achieved by accelerating the rebates process”</text:h>
      <text:p text:style-name="Normal"/>
      <text:h text:style-name="Heading2" text:outline-level="2">Do you want a database to store data from these forms?</text:h>
      <text:p text:style-name="Normal"/>
      <text:h text:style-name="Heading2" text:outline-level="2">Would you like the system to keep track of trends?</text:h>
      <text:p text:style-name="Normal"/>
      <text:h text:style-name="Heading2" text:outline-level="2">Currently, the project has quite a small scope, would you want any rebate form improvements outside of form recognition?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 cassidy</meta:initial-creator>
    <dc:creator>dom cassidy</dc:creator>
    <meta:creation-date>2022-02-01T16:42:00Z</meta:creation-date>
    <dc:date>2022-02-01T16:42:00Z</dc:date>
    <meta:template xlink:href="Normal" xlink:type="simple"/>
    <meta:editing-cycles>2</meta:editing-cycles>
    <meta:editing-duration>PT180S</meta:editing-duration>
    <meta:document-statistic meta:page-count="1" meta:paragraph-count="1" meta:word-count="51" meta:character-count="342" meta:row-count="2" meta:non-whitespace-character-count="292"/>
  </office:meta>
</office:document-meta>
</file>